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7.408cm" style:rel-column-width="4200*"/>
    </style:style>
    <style:style style:name="Table1.B" style:family="table-column">
      <style:table-column-properties style:column-width="1.693cm" style:rel-column-width="960*"/>
    </style:style>
    <style:style style:name="Table1.C" style:family="table-column">
      <style:table-column-properties style:column-width="2.011cm" style:rel-column-width="1140*"/>
    </style:style>
    <style:style style:name="Table1.D" style:family="table-column">
      <style:table-column-properties style:column-width="2.196cm" style:rel-column-width="1245*"/>
    </style:style>
    <style:style style:name="Table1.E" style:family="table-column">
      <style:table-column-properties style:column-width="12.391cm" style:rel-column-width="70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" fo:padding="0.097cm" fo:border-left="0.5pt solid #000000" fo:border-right="none" fo:border-top="0.5pt solid #000000" fo:border-bottom="0.5pt solid #000000" style:writing-mode="page"/>
    </style:style>
    <style:style style:name="Table1.E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aa5f6" officeooo:paragraph-rsid="000aa5f6"/>
    </style:style>
    <style:style style:name="P2" style:family="paragraph" style:parent-style-name="Table_20_Contents">
      <style:text-properties officeooo:rsid="000c0129" officeooo:paragraph-rsid="000c0129"/>
    </style:style>
    <style:style style:name="P3" style:family="paragraph" style:parent-style-name="Table_20_Contents">
      <style:paragraph-properties fo:text-align="center" style:justify-single-word="false"/>
      <style:text-properties officeooo:rsid="000c0129" officeooo:paragraph-rsid="000c0129"/>
    </style:style>
    <style:style style:name="P4" style:family="paragraph" style:parent-style-name="Table_20_Contents">
      <style:paragraph-properties fo:text-align="center" style:justify-single-word="false"/>
      <style:text-properties officeooo:rsid="000d0f0f" officeooo:paragraph-rsid="000d0f0f"/>
    </style:style>
    <style:style style:name="P5" style:family="paragraph" style:parent-style-name="Table_20_Contents">
      <style:text-properties officeooo:rsid="000d8bc0" officeooo:paragraph-rsid="000d8bc0"/>
    </style:style>
    <style:style style:name="P6" style:family="paragraph" style:parent-style-name="Table_20_Contents">
      <style:paragraph-properties fo:text-align="center" style:justify-single-word="false"/>
      <style:text-properties officeooo:rsid="000d8bc0" officeooo:paragraph-rsid="000d8bc0"/>
    </style:style>
    <style:style style:name="P7" style:family="paragraph" style:parent-style-name="Table_20_Contents">
      <style:paragraph-properties fo:text-align="center" style:justify-single-word="false"/>
      <style:text-properties officeooo:rsid="00108745" officeooo:paragraph-rsid="00108745"/>
    </style:style>
    <style:style style:name="P8" style:family="paragraph" style:parent-style-name="Table_20_Contents">
      <style:text-properties officeooo:rsid="00114480" officeooo:paragraph-rsid="00114480"/>
    </style:style>
    <style:style style:name="P9" style:family="paragraph" style:parent-style-name="Table_20_Contents">
      <style:paragraph-properties fo:text-align="center" style:justify-single-word="false"/>
      <style:text-properties officeooo:rsid="00114480" officeooo:paragraph-rsid="00114480"/>
    </style:style>
    <style:style style:name="P10" style:family="paragraph" style:parent-style-name="Table_20_Contents">
      <style:text-properties officeooo:rsid="0012bb64" officeooo:paragraph-rsid="0012bb64"/>
    </style:style>
    <style:style style:name="P11" style:family="paragraph" style:parent-style-name="Table_20_Contents">
      <style:paragraph-properties fo:text-align="center" style:justify-single-word="false"/>
      <style:text-properties officeooo:rsid="0012bb64" officeooo:paragraph-rsid="0012bb64"/>
    </style:style>
    <style:style style:name="P12" style:family="paragraph" style:parent-style-name="Table_20_Contents">
      <style:paragraph-properties fo:text-align="center" style:justify-single-word="false"/>
      <style:text-properties officeooo:rsid="0016022e" officeooo:paragraph-rsid="0016022e"/>
    </style:style>
    <style:style style:name="P13" style:family="paragraph" style:parent-style-name="Table_20_Contents">
      <style:paragraph-properties fo:text-align="center" style:justify-single-word="false"/>
      <style:text-properties officeooo:rsid="00169a3e" officeooo:paragraph-rsid="00169a3e"/>
    </style:style>
    <style:style style:name="P14" style:family="paragraph" style:parent-style-name="Table_20_Contents">
      <style:text-properties officeooo:rsid="00170fc7" officeooo:paragraph-rsid="00170fc7"/>
    </style:style>
    <style:style style:name="P15" style:family="paragraph" style:parent-style-name="Table_20_Contents">
      <style:paragraph-properties fo:text-align="center" style:justify-single-word="false"/>
      <style:text-properties officeooo:rsid="00170fc7" officeooo:paragraph-rsid="00170fc7"/>
    </style:style>
    <style:style style:name="P16" style:family="paragraph" style:parent-style-name="Table_20_Contents">
      <style:paragraph-properties fo:text-align="center" style:justify-single-word="false"/>
      <style:text-properties officeooo:rsid="0017b180" officeooo:paragraph-rsid="0017b180"/>
    </style:style>
    <style:style style:name="P17" style:family="paragraph" style:parent-style-name="Table_20_Contents">
      <style:paragraph-properties fo:text-align="center" style:justify-single-word="false"/>
      <style:text-properties officeooo:rsid="00192034" officeooo:paragraph-rsid="00192034"/>
    </style:style>
    <style:style style:name="P18" style:family="paragraph" style:parent-style-name="Table_20_Contents">
      <style:text-properties officeooo:rsid="00194a24" officeooo:paragraph-rsid="00194a24"/>
    </style:style>
    <style:style style:name="P19" style:family="paragraph" style:parent-style-name="Table_20_Contents">
      <style:paragraph-properties fo:text-align="center" style:justify-single-word="false"/>
      <style:text-properties officeooo:rsid="00194a24" officeooo:paragraph-rsid="00194a24"/>
    </style:style>
    <style:style style:name="P20" style:family="paragraph" style:parent-style-name="Table_20_Contents">
      <style:paragraph-properties fo:text-align="center" style:justify-single-word="false"/>
      <style:text-properties officeooo:rsid="001c3ab2" officeooo:paragraph-rsid="001c3ab2"/>
    </style:style>
    <style:style style:name="P21" style:family="paragraph" style:parent-style-name="Table_20_Contents">
      <style:text-properties officeooo:rsid="001dc2c8" officeooo:paragraph-rsid="001dc2c8"/>
    </style:style>
    <style:style style:name="P22" style:family="paragraph" style:parent-style-name="Table_20_Contents">
      <style:paragraph-properties fo:text-align="center" style:justify-single-word="false"/>
      <style:text-properties officeooo:rsid="001dc2c8" officeooo:paragraph-rsid="001dc2c8"/>
    </style:style>
    <style:style style:name="P23" style:family="paragraph" style:parent-style-name="Table_20_Contents">
      <style:text-properties officeooo:rsid="001e3d85" officeooo:paragraph-rsid="001e3d85"/>
    </style:style>
    <style:style style:name="P24" style:family="paragraph" style:parent-style-name="Table_20_Contents">
      <style:paragraph-properties fo:text-align="center" style:justify-single-word="false"/>
      <style:text-properties officeooo:rsid="001e3d85" officeooo:paragraph-rsid="001e3d85"/>
    </style:style>
    <style:style style:name="P25" style:family="paragraph" style:parent-style-name="Table_20_Contents">
      <style:text-properties officeooo:rsid="001ecc24" officeooo:paragraph-rsid="001ecc24"/>
    </style:style>
    <style:style style:name="P26" style:family="paragraph" style:parent-style-name="Table_20_Contents">
      <style:paragraph-properties fo:text-align="center" style:justify-single-word="false"/>
      <style:text-properties officeooo:rsid="001ecc24" officeooo:paragraph-rsid="001ecc24"/>
    </style:style>
    <style:style style:name="P27" style:family="paragraph" style:parent-style-name="Table_20_Contents">
      <style:paragraph-properties fo:text-align="center" style:justify-single-word="false"/>
      <style:text-properties officeooo:rsid="001f9271" officeooo:paragraph-rsid="001f9271"/>
    </style:style>
    <style:style style:name="P28" style:family="paragraph" style:parent-style-name="Table_20_Contents">
      <style:paragraph-properties fo:text-align="center" style:justify-single-word="false"/>
      <style:text-properties officeooo:rsid="002092c6" officeooo:paragraph-rsid="002092c6"/>
    </style:style>
    <style:style style:name="P29" style:family="paragraph" style:parent-style-name="Table_20_Contents">
      <style:text-properties officeooo:rsid="0023ea46" officeooo:paragraph-rsid="0023ea46"/>
    </style:style>
    <style:style style:name="P30" style:family="paragraph" style:parent-style-name="Table_20_Contents">
      <style:text-properties officeooo:rsid="0025e557" officeooo:paragraph-rsid="0025e557"/>
    </style:style>
    <style:style style:name="T1" style:family="text">
      <style:text-properties officeooo:rsid="000d8bc0"/>
    </style:style>
    <style:style style:name="T2" style:family="text">
      <style:text-properties officeooo:rsid="00108745"/>
    </style:style>
    <style:style style:name="T3" style:family="text">
      <style:text-properties officeooo:rsid="00108757"/>
    </style:style>
    <style:style style:name="T4" style:family="text">
      <style:text-properties officeooo:rsid="00114480"/>
    </style:style>
    <style:style style:name="T5" style:family="text">
      <style:text-properties officeooo:rsid="001c3ab2"/>
    </style:style>
    <style:style style:name="T6" style:family="text">
      <style:text-properties officeooo:rsid="001e3d8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4569c" style:font-style-asian="normal" style:font-style-complex="normal"/>
    </style:style>
    <style:style style:name="T10" style:family="text">
      <style:text-properties officeooo:rsid="001ecc24"/>
    </style:style>
    <style:style style:name="T11" style:family="text">
      <style:text-properties officeooo:rsid="001f9271"/>
    </style:style>
    <style:style style:name="T12" style:family="text">
      <style:text-properties officeooo:rsid="002092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enchmark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Code</text:p>
          </table:table-cell>
          <table:table-cell table:style-name="Table1.B1" office:value-type="string">
            <text:p text:style-name="P3">Blitz</text:p>
          </table:table-cell>
          <table:table-cell table:style-name="Table1.B1" office:value-type="string">
            <text:p text:style-name="P3">C64</text:p>
          </table:table-cell>
          <table:table-cell table:style-name="Table1.B1" office:value-type="string">
            <text:p text:style-name="P3">Compile</text:p>
          </table:table-cell>
          <table:table-cell table:style-name="Table1.E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100000</text:p>
            <text:p text:style-name="Preformatted_20_Text">30 next </text:p>
            <text:p text:style-name="Preformatted_20_Text">40 print (ti-t)/60</text:p>
            <text:p text:style-name="Preformatted_20_Text">50 stop</text:p>
          </table:table-cell>
          <table:table-cell table:style-name="Table1.B2" office:value-type="string">
            <text:p text:style-name="P4">5.08s</text:p>
          </table:table-cell>
          <table:table-cell table:style-name="Table1.B2" office:value-type="string">
            <text:p text:style-name="P6">117s</text:p>
          </table:table-cell>
          <table:table-cell table:style-name="Table1.B2" office:value-type="string">
            <text:p text:style-name="P6">2.8</text:p>
          </table:table-cell>
          <table:table-cell table:style-name="Table1.E2" office:value-type="string">
            <text:p text:style-name="P5">Optimised for integers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10000<text:span text:style-name="T1">0 step 1.1</text:span></text:p>
            <text:p text:style-name="Preformatted_20_Text">30 next </text:p>
            <text:p text:style-name="Preformatted_20_Text">40 print (ti-t)/60</text:p>
            <text:p text:style-name="Preformatted_20_Text">50 stop</text:p>
          </table:table-cell>
          <table:table-cell table:style-name="Table1.B2" office:value-type="string">
            <text:p text:style-name="P6">27.5s</text:p>
          </table:table-cell>
          <table:table-cell table:style-name="Table1.B2" office:value-type="string">
            <text:p text:style-name="P6">101.6s</text:p>
          </table:table-cell>
          <table:table-cell table:style-name="Table1.B2" office:value-type="string">
            <text:p text:style-name="P6">0.46</text:p>
          </table:table-cell>
          <table:table-cell table:style-name="Table1.E2" office:value-type="string">
            <text:p text:style-name="P5">Interesting result (!) - <text:span text:style-name="T2">explained by the less than optimal implementation of the NEXT operator. </text:span><text:span text:style-name="T3">FOR/NEXT is a very specific set of code that is run repeatedly. </text:span><text:span text:style-name="T4">Wasn’t expecting it to be great but not this bad.</text:span>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i = 0</text:p>
            <text:p text:style-name="Preformatted_20_Text">30 i = i + 1</text:p>
            <text:p text:style-name="Preformatted_20_Text">40 if i &lt; 100000 then 30</text:p>
            <text:p text:style-name="Preformatted_20_Text">50 print (ti-t)/60</text:p>
            <text:p text:style-name="Preformatted_20_Text">60 stop</text:p>
          </table:table-cell>
          <table:table-cell table:style-name="Table1.B2" office:value-type="string">
            <text:p text:style-name="P7">18.12s</text:p>
          </table:table-cell>
          <table:table-cell table:style-name="Table1.B2" office:value-type="string">
            <text:p text:style-name="P9">1061s</text:p>
          </table:table-cell>
          <table:table-cell table:style-name="Table1.B2" office:value-type="string">
            <text:p text:style-name="P9">7.3</text:p>
          </table:table-cell>
          <table:table-cell table:style-name="Table1.E2" office:value-type="string">
            <text:p text:style-name="P8">Shows the advantage of using iFloat32 numbers.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i = 0</text:p>
            <text:p text:style-name="Preformatted_20_Text">30 i = i + 1.5</text:p>
            <text:p text:style-name="Preformatted_20_Text">40 if i &lt; 100000 then 30</text:p>
            <text:p text:style-name="Preformatted_20_Text">50 print (ti-t)/60</text:p>
            <text:p text:style-name="Preformatted_20_Text">60 stop</text:p>
          </table:table-cell>
          <table:table-cell table:style-name="Table1.B2" office:value-type="string">
            <text:p text:style-name="P11">26.26s</text:p>
          </table:table-cell>
          <table:table-cell table:style-name="Table1.B2" office:value-type="string">
            <text:p text:style-name="P11">928.6s</text:p>
          </table:table-cell>
          <table:table-cell table:style-name="Table1.B2" office:value-type="string">
            <text:p text:style-name="P11">4.42</text:p>
          </table:table-cell>
          <table:table-cell table:style-name="Table1.E2" office:value-type="string">
            <text:p text:style-name="P10">Note the drop in speed when using actual floats. The above example did all its mathematics in 32 bit integer.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i%= 0</text:p>
            <text:p text:style-name="Preformatted_20_Text">30 i%= i%+ 1</text:p>
            <text:p text:style-name="Preformatted_20_Text">40 if i% &lt; 30000 then 30</text:p>
            <text:p text:style-name="Preformatted_20_Text">50 print (ti-t)/60</text:p>
            <text:p text:style-name="Preformatted_20_Text">60 stop</text:p>
          </table:table-cell>
          <table:table-cell table:style-name="Table1.B2" office:value-type="string">
            <text:p text:style-name="P12">4.91s</text:p>
          </table:table-cell>
          <table:table-cell table:style-name="Table1.B2" office:value-type="string">
            <text:p text:style-name="P13">312.83</text:p>
          </table:table-cell>
          <table:table-cell table:style-name="Table1.B2" office:value-type="string">
            <text:p text:style-name="P15">7.96</text:p>
          </table:table-cell>
          <table:table-cell table:style-name="Table1.E2" office:value-type="string">
            <text:p text:style-name="P14">16 bit integers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30000</text:p>
            <text:p text:style-name="Preformatted_20_Text">30 a = a + i</text:p>
            <text:p text:style-name="Preformatted_20_Text"><text:soft-page-break/>40 b = b - i</text:p>
            <text:p text:style-name="Preformatted_20_Text">50 c = c and i </text:p>
            <text:p text:style-name="Preformatted_20_Text">60 next</text:p>
            <text:p text:style-name="Preformatted_20_Text">70 print (ti-t)/60</text:p>
            <text:p text:style-name="Preformatted_20_Text">80 stop</text:p>
          </table:table-cell>
          <table:table-cell table:style-name="Table1.B2" office:value-type="string">
            <text:p text:style-name="P16">15.85s</text:p>
          </table:table-cell>
          <table:table-cell table:style-name="Table1.B2" office:value-type="string">
            <text:p text:style-name="P17">300.8s</text:p>
          </table:table-cell>
          <table:table-cell table:style-name="Table1.B2" office:value-type="string">
            <text:p text:style-name="P17">2.37</text:p>
          </table:table-cell>
          <table:table-cell table:style-name="Table1.E2" office:value-type="string">
            <text:p text:style-name="P29">Speed up because of integer math being used. As with the counting example, having floating values would impact this noticeably.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30000</text:p>
            <text:p text:style-name="Preformatted_20_Text">30 a = i * i</text:p>
            <text:p text:style-name="Preformatted_20_Text">60 next</text:p>
            <text:p text:style-name="Preformatted_20_Text">70 print (ti-t)/60</text:p>
            <text:p text:style-name="Preformatted_20_Text">80 stop</text:p>
          </table:table-cell>
          <table:table-cell table:style-name="Table1.B2" office:value-type="string">
            <text:p text:style-name="P19">12.93</text:p>
          </table:table-cell>
          <table:table-cell table:style-name="Table1.B2" office:value-type="string">
            <text:p text:style-name="P19">149.5</text:p>
          </table:table-cell>
          <table:table-cell table:style-name="Table1.B2" office:value-type="string">
            <text:p text:style-name="P19">1.44</text:p>
          </table:table-cell>
          <table:table-cell table:style-name="Table1.E2" office:value-type="string">
            <text:p text:style-name="P18">Multiplies are multiplies, and there isn’t much you can do about it. Blitz eliminates a fair amount of normalisation.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30000</text:p>
            <text:p text:style-name="Preformatted_20_Text">30 a = <text:span text:style-name="T5">23*23</text:span></text:p>
            <text:p text:style-name="Preformatted_20_Text">60 next</text:p>
            <text:p text:style-name="Preformatted_20_Text">70 print (ti-t)/60</text:p>
            <text:p text:style-name="Preformatted_20_Text">80 stop</text:p>
          </table:table-cell>
          <table:table-cell table:style-name="Table1.B2" office:value-type="string">
            <text:p text:style-name="P22">4.03</text:p>
          </table:table-cell>
          <table:table-cell table:style-name="Table1.B2" office:value-type="string">
            <text:p text:style-name="P20">233.5</text:p>
          </table:table-cell>
          <table:table-cell table:style-name="Table1.B2" office:value-type="string">
            <text:p text:style-name="P22">7.24</text:p>
          </table:table-cell>
          <table:table-cell table:style-name="Table1.E2" office:value-type="string">
            <text:p text:style-name="P21">Two reasons. Blitz precompiles floating points from text, and it optimises multiplying 2 8 bit positive integers.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30000</text:p>
            <text:p text:style-name="Preformatted_20_Text">30 a = i/7</text:p>
            <text:p text:style-name="Preformatted_20_Text">60 next</text:p>
            <text:p text:style-name="Preformatted_20_Text">70 print (ti-t)/60</text:p>
            <text:p text:style-name="Preformatted_20_Text">80 stop</text:p>
          </table:table-cell>
          <table:table-cell table:style-name="Table1.B2" office:value-type="string">
            <text:p text:style-name="P24">30.25</text:p>
          </table:table-cell>
          <table:table-cell table:style-name="Table1.B2" office:value-type="string">
            <text:p text:style-name="P24">190.33</text:p>
          </table:table-cell>
          <table:table-cell table:style-name="Table1.B2" office:value-type="string">
            <text:p text:style-name="P22">.<text:span text:style-name="T6">786</text:span></text:p>
          </table:table-cell>
          <table:table-cell table:style-name="Table1.E2" office:value-type="string">
            <text:p text:style-name="P23">Floating point division is floating point division. This should be closer to 1, probably. MS Basic <text:span text:style-name="T7">always</text:span><text:span text:style-name="T8"> does float division.</text:span></text:p>
            <text:p text:style-name="P23"><text:span text:style-name="T8"/>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1000</text:p>
            <text:p text:style-name="Preformatted_20_Text">31 a = sin(1)</text:p>
            <text:p text:style-name="Preformatted_20_Text">32 b = log(3)</text:p>
            <text:p text:style-name="Preformatted_20_Text">33 c = exp(5)</text:p>
            <text:p text:style-name="Preformatted_20_Text">34 d = atn(7)</text:p>
            <text:p text:style-name="Preformatted_20_Text">60 next</text:p>
            <text:p text:style-name="Preformatted_20_Text">70 print (ti-t)/60</text:p>
            <text:p text:style-name="Preformatted_20_Text">80 stop</text:p>
          </table:table-cell>
          <table:table-cell table:style-name="Table1.B2" office:value-type="string">
            <text:p text:style-name="P26">29.75</text:p>
          </table:table-cell>
          <table:table-cell table:style-name="Table1.B2" office:value-type="string">
            <text:p text:style-name="P26">130.83</text:p>
          </table:table-cell>
          <table:table-cell table:style-name="Table1.B2" office:value-type="string">
            <text:p text:style-name="P22">.<text:span text:style-name="T10">54 </text:span></text:p>
          </table:table-cell>
          <table:table-cell table:style-name="Table1.E2" office:value-type="string">
            <text:p text:style-name="P25">A function of the suboptimal floating point. Largely an irrelevance because these are <text:span text:style-name="T7">so</text:span><text:span text:style-name="T8"> slow anyway, if you must have these values they are better stored in arrays which don’t require up to 13 or 14 floating point add and multiply pairs </text:span><text:span text:style-name="T9">peer calculation.</text:span>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1000<text:span text:style-name="T11">0</text:span></text:p>
            <text:p text:style-name="Preformatted_20_Text">30 goto 40</text:p>
            <text:p text:style-name="Preformatted_20_Text">40 goto 50</text:p>
            <text:p text:style-name="Preformatted_20_Text">50 goto 52</text:p>
            <text:p text:style-name="Preformatted_20_Text">52 goto 54</text:p>
            <text:p text:style-name="Preformatted_20_Text">54 goto 60</text:p>
            <text:p text:style-name="Preformatted_20_Text"><text:soft-page-break/>60 next</text:p>
            <text:p text:style-name="Preformatted_20_Text">70 print (ti-t)/60</text:p>
            <text:p text:style-name="Preformatted_20_Text">80 stop</text:p>
          </table:table-cell>
          <table:table-cell table:style-name="Table1.B2" office:value-type="string">
            <text:p text:style-name="P27">1.216</text:p>
          </table:table-cell>
          <table:table-cell table:style-name="Table1.B2" office:value-type="string">
            <text:p text:style-name="P27">46.16</text:p>
          </table:table-cell>
          <table:table-cell table:style-name="Table1.B2" office:value-type="string">
            <text:p text:style-name="P27">4.<text:span text:style-name="T12">74</text:span></text:p>
          </table:table-cell>
          <table:table-cell table:style-name="Table1.E2" office:value-type="string">
            <text:p text:style-name="P30">Line numbers are converted to code addresses, hence this is much faster.</text:p>
          </table:table-cell>
        </table:table-row>
        <table:table-row>
          <table:table-cell table:style-name="Table1.A2" office:value-type="string">
            <text:p text:style-name="Preformatted_20_Text">10 t = ti</text:p>
            <text:p text:style-name="Preformatted_20_Text">20 for i = 1 to 10000</text:p>
            <text:p text:style-name="Preformatted_20_Text">30 gosub 100</text:p>
            <text:p text:style-name="Preformatted_20_Text">60 next</text:p>
            <text:p text:style-name="Preformatted_20_Text">70 print (ti-t)/60</text:p>
            <text:p text:style-name="Preformatted_20_Text">80 stop</text:p>
            <text:p text:style-name="Preformatted_20_Text">100 gosub 200</text:p>
            <text:p text:style-name="Preformatted_20_Text">110 return</text:p>
            <text:p text:style-name="Preformatted_20_Text">200 gosub 300</text:p>
            <text:p text:style-name="Preformatted_20_Text">210 return</text:p>
            <text:p text:style-name="Preformatted_20_Text">300 gosub 400</text:p>
            <text:p text:style-name="Preformatted_20_Text">310 return</text:p>
            <text:p text:style-name="Preformatted_20_Text">400 return</text:p>
          </table:table-cell>
          <table:table-cell table:style-name="Table1.B2" office:value-type="string">
            <text:p text:style-name="P28">2.683</text:p>
          </table:table-cell>
          <table:table-cell table:style-name="Table1.B2" office:value-type="string">
            <text:p text:style-name="P28">70.8</text:p>
          </table:table-cell>
          <table:table-cell table:style-name="Table1.B2" office:value-type="string">
            <text:p text:style-name="P28">3.29</text:p>
          </table:table-cell>
          <table:table-cell table:style-name="Table1.E2" office:value-type="string">
            <text:p text:style-name="P30">Still a noticeable improvement, but stack processing slows us down slightl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6:20:13.452045057</meta:creation-date>
    <dc:date>2023-04-21T17:13:33.682552363</dc:date>
    <meta:editing-duration>PT53M7S</meta:editing-duration>
    <meta:editing-cycles>24</meta:editing-cycles>
    <meta:generator>LibreOffice/7.5.2.2$Linux_X86_64 LibreOffice_project/50$Build-2</meta:generator>
    <meta:document-statistic meta:table-count="1" meta:image-count="0" meta:object-count="0" meta:page-count="3" meta:paragraph-count="140" meta:word-count="577" meta:character-count="2566" meta:non-whitespace-character-count="2125"/>
  </office:meta>
</office:document-meta>
</file>